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d848" officeooo:paragraph-rsid="000bd848"/>
    </style:style>
    <style:style style:name="P2" style:family="paragraph" style:parent-style-name="Standard">
      <style:paragraph-properties fo:text-align="start" style:justify-single-word="false"/>
      <style:text-properties officeooo:rsid="000bd848" officeooo:paragraph-rsid="000bd848"/>
    </style:style>
    <style:style style:name="P3" style:family="paragraph" style:parent-style-name="Standard">
      <style:paragraph-properties fo:text-align="start" style:justify-single-word="false"/>
      <style:text-properties officeooo:rsid="000d3bd1" officeooo:paragraph-rsid="000d3bd1"/>
    </style:style>
    <style:style style:name="T1" style:family="text">
      <style:text-properties officeooo:rsid="000d3b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entureland Conversion</text:p>
      <text:p text:style-name="P2"/>
      <text:p text:style-name="P2">Introduction:</text:p>
      <text:p text:style-name="P2"/>
      <text:p text:style-name="P2">Adventureland is a text-based game set in a command line-based environment that challenges players to explore a world rampant with magical creatures and many dangers in order to collect a variety of treasures. <text:s/>The version of the game I used was first written in C by [insert name] and my task was to convert as much as I could from C to C++ format. <text:s/>In order to do this, I studied object-oriented concepts such as inheritance through classes as well as more general features such as the use of enumerations. <text:s/>In the end, much was learned from this experience but some ideas altered in order to incorporate them into the design.</text:p>
      <text:p text:style-name="P2"><text:s/></text:p>
      <text:p text:style-name="P2">Process:</text:p>
      <text:p text:style-name="P2"/>
      <text:p text:style-name="P2">Before making changes to the program, I found it necessary to analyze the structure of it in order to determine exactly how it functioned. <text:s/>Due to the fact that the C translator made little use of commentary, this was definitely a challenge. <text:s/>Thus, my first order of business was to <text:span text:style-name="T1">add at much commentary as necessary for me to understand exactly what was occurring in each phase and function of the program. <text:s/>In addition, I added a Location enumeration type and an Item class to add even more clarity. <text:s/>As I continued, I thought of other ways to clarify the functionality of the program. <text:s/>For example, I considered converting some global constants to maps in order to reduce the number of the lines used for each of the Room and Item types. <text:s/>In addition, I thought about adding description elements to the Item and Room types. <text:s/>In the end, I didn’t set aside enough time to do everything I would have liked to regarding the addition of a Room class to the program and adding in mapped components, but I did restructure some functions and add a tester component for new featured I’d like to add someday.</text:span></text:p>
      <text:p text:style-name="P2"/>
      <text:p text:style-name="P3">Generally Unchanged Functionality: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2:54:53.182971336</meta:creation-date>
    <dc:date>2018-05-01T13:14:48.484695426</dc:date>
    <meta:editing-duration>PT7M53S</meta:editing-duration>
    <meta:editing-cycles>1</meta:editing-cycles>
    <meta:document-statistic meta:table-count="0" meta:image-count="0" meta:object-count="0" meta:page-count="1" meta:paragraph-count="7" meta:word-count="315" meta:character-count="1812" meta:non-whitespace-character-count="1492"/>
    <meta:generator>LibreOffice/5.1.6.2$Linux_X86_64 LibreOffice_project/10m0$Build-2</meta:generator>
  </office:meta>
</office:document-meta>
</file>